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PT Astra Serif"/>
    </style:style>
    <style:style style:name="P2" style:family="paragraph" style:parent-style-name="Standard">
      <style:text-properties style:font-name="PT Astra Serif" officeooo:paragraph-rsid="00058427"/>
    </style:style>
    <style:style style:name="P3" style:family="paragraph" style:parent-style-name="Standard">
      <style:text-properties style:font-name="PT Astra Serif" officeooo:rsid="00058427" officeooo:paragraph-rsid="00058427"/>
    </style:style>
    <style:style style:name="T1" style:family="text">
      <style:text-properties officeooo:rsid="0002fb2f"/>
    </style:style>
    <style:style style:name="T2" style:family="text">
      <style:text-properties officeooo:rsid="000464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Упражнения по теме «Понятие»</text:p>
      <text:p text:style-name="P3"/>
      <text:p text:style-name="P2">1. Назовите существенные признаки понятий: «<text:span text:style-name="T1">лес</text:span>», «<text:span text:style-name="T1">спортсмены</text:span>», «<text:span text:style-name="T1">река</text:span>», «театр», «<text:span text:style-name="T1">шахматы</text:span>», «<text:span text:style-name="T1">конь</text:span>», «кооперация», «яблоко», «скульптура», «школа», «учебник».</text:p>
      <text:p text:style-name="P2"/>
      <text:p text:style-name="P2">2. Укажите объём и содержание следующих понятий: «<text:span text:style-name="T1">парк</text:span>», «столица», «<text:span text:style-name="T1">олимпийцы</text:span>», «<text:span text:style-name="T1">программист</text:span>».</text:p>
      <text:p text:style-name="P1"/>
      <text:p text:style-name="P1">3. Произведите ограничение и обобщение следующих понятий:</text:p>
      <text:p text:style-name="P1">«наука», «математика», «геометрия», «организм», «существо», «ч<text:span text:style-name="T1">е</text:span>ловек», «<text:span text:style-name="T2">Кондратий</text:span>», «рабочий», «литература», «студент».</text:p>
      <text:p text:style-name="P1"/>
      <text:p text:style-name="P1">4. Правильно ли произведено обобщение и ограничение сл<text:span text:style-name="T2">е</text:span>дующих понятий:</text:p>
      <text:p text:style-name="P1">1) «сельскохозяйственная машина» — «машина»—«<text:span text:style-name="T2">комбайн</text:span>»;</text:p>
      <text:p text:style-name="P1">2) «гипотенуза»—«наибольшая сторона прямоугольного тр<text:span text:style-name="T2">е</text:span>угольника»;</text:p>
      <text:p text:style-name="P1">3) «прямой угол»—«угол 90°» — «прямой угол, вписанный в окружность».</text:p>
      <text:p text:style-name="P1"/>
      <text:p text:style-name="P1">5. В каких отношениях находятся понятия: «школьники» —</text:p>
      <text:p text:style-name="P1">«<text:span text:style-name="T2">спортсмены</text:span>»; «депутат» — «избиратели»; «Смоленск» — «Уфа»; «<text:span text:style-name="T2">управленцы</text:span>»—«<text:span text:style-name="T2">производители</text:span>»; «станок»—«физический прибор»; «сре<text:span text:style-name="T2">д</text:span>няя школа»—«институт»; «день»—«ночь»—«сутки»; «поэма»—«проза»; «пехота» — «кавалерия» — «артиллерия»; «вагон» — «поезд»; «трактор» — «тракторный завод».</text:p>
      <text:p text:style-name="P1">Укажите противоположные понятия для следующих понятий:</text:p>
      <text:p text:style-name="P1">«<text:span text:style-name="T2">холод</text:span>», «суша», «свет», «северный полюс», «война», «свобода», «шум», «приход», «красивый».</text:p>
      <text:p text:style-name="P1">В каком отношении находятся между собой следующие понятия: «строение», «клуб», «дом», «изба», «дворец», «Екатерининский дворец», «Зимний дворец», «беседка», «хата»?</text:p>
      <text:p text:style-name="P1"/>
      <text:p text:style-name="P1">6. Укажите, какие из приведённых ниже определений — правильные, какие — неправильные и в чём их неправильность:</text:p>
      <text:p text:style-name="P1">а) Слово — не воробей: вылетит — не поймаешь.</text:p>
      <text:p text:style-name="P1">б) Гипотенуза есть сторона прямоугольника, лежащая против прямого угла.</text:p>
      <text:p text:style-name="P1">в) Воздух — это не кислород.</text:p>
      <text:p text:style-name="P1">г) Прямой круглый цилиндр есть тело, образуемое путём вращения прямоугольника около одной из его сторон, остающейся при вращении неподвижной.</text:p>
      <text:p text:style-name="P1">д) Диаметр круга есть прямая линия, соединяющая две точки окружности.</text:p>
      <text:p text:style-name="P1">е) Логика есть наука о мышлении.</text:p>
      <text:p text:style-name="P1"/>
      <text:p text:style-name="P1">7. Можно ли считать дихотомическим следующее деление:</text:p>
      <text:p text:style-name="P1">животные делятся на позвоночных и беспозвоночных?</text:p>
      <text:p text:style-name="P1"/>
      <text:p text:style-name="P1">8. Рассмотрите следующие деления, и если в них есть ошибки, то укажите их:</text:p>
      <text:p text:style-name="P1">а) Транспорт делится на сухопутный, водный, воздушный и городской.</text:p>
      <text:p text:style-name="P1">б) Числа делятся на целые, дробные, смешанные, именованные и отвлечённые.</text:p>
      <text:p text:style-name="P1">в) Углы — прямые, тупые, острые, смежные, вертикальные.</text:p>
      <text:p text:style-name="P1">г) Климат — морской, континентальный, тропический, умеренный и холодный.</text:p>
      <text:p text:style-name="P1">д) Животные — хищные и нехищные.</text:p>
      <text:p text:style-name="P1">е) Физические тела — твёрдые, жидкие, газообразные.</text:p>
      <text:p text:style-name="P1">ж) Цвет — яркий, приятный, чёрный.</text:p>
      <text:p text:style-name="P1">з) Свет — искусственный, лунный, солнечный.</text:p>
      <text:p text:style-name="P1"><text:soft-page-break/>и) Люди — мужчины, женщины, дети.</text:p>
      <text:p text:style-name="P1">к) Дом — крыша, стены, комна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1:10:22.443542505</meta:creation-date>
    <dc:date>2018-12-29T11:31:05.623125734</dc:date>
    <meta:editing-duration>PT8M58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2" meta:paragraph-count="34" meta:word-count="308" meta:character-count="2516" meta:non-whitespace-character-count="2229"/>
  </office:meta>
</office:document-meta>
</file>